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456935886.58758" calcext:value-type="float">
            <text:p>1456935886.58758</text:p>
          </table:table-cell>
          <table:table-cell/>
        </table:table-row>
        <table:table-row table:style-name="ro1">
          <table:table-cell office:value-type="float" office:value="1456935915.44846" calcext:value-type="float">
            <text:p>1456935915.44846</text:p>
          </table:table-cell>
          <table:table-cell table:formula="of:=[.A7]-[.A6]" office:value-type="float" office:value="28.86088514328" calcext:value-type="float">
            <text:p>28.86088514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56936009.84002" calcext:value-type="float">
            <text:p>1456936009.84002</text:p>
          </table:table-cell>
          <table:table-cell/>
        </table:table-row>
        <table:table-row table:style-name="ro1">
          <table:table-cell office:value-type="float" office:value="1456936038.31267" calcext:value-type="float">
            <text:p>1456936038.31267</text:p>
          </table:table-cell>
          <table:table-cell table:formula="of:=[.A10]-[.A9]" office:value-type="float" office:value="28.4726479053497" calcext:value-type="float">
            <text:p>28.47264790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56936999.96757" calcext:value-type="float">
            <text:p>1456936999.96757</text:p>
          </table:table-cell>
          <table:table-cell/>
        </table:table-row>
        <table:table-row table:style-name="ro1">
          <table:table-cell office:value-type="float" office:value="1456937028.96992" calcext:value-type="float">
            <text:p>1456937028.96992</text:p>
          </table:table-cell>
          <table:table-cell table:formula="of:=[.A13]-[.A12]" office:value-type="float" office:value="29.0023510456085" calcext:value-type="float">
            <text:p>29.0023510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25:56.861719681</meta:creation-date>
    <dc:date>2016-03-02T18:20:49.306284452</dc:date>
    <meta:editing-duration>PT24M31S</meta:editing-duration>
    <meta:editing-cycles>1</meta:editing-cycles>
    <meta:document-statistic meta:table-count="1" meta:cell-count="9" meta:object-count="0"/>
    <meta:generator>LibreOffice/4.2.8.2$Linux_x86 LibreOffice_project/420m0$Build-2</meta:generator>
  </office:meta>
</office:document-meta>
</file>